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1B0000011B8A05607B.png"/>
  <manifest:file-entry manifest:media-type="image/png" manifest:full-path="Pictures/10000201000001B9000001213FB27A05.png"/>
  <manifest:file-entry manifest:media-type="image/png" manifest:full-path="Pictures/10000000000000200000002000309F1C.png"/>
  <manifest:file-entry manifest:media-type="image/svg+xml" manifest:full-path="Pictures/1000114700001D3600001D37FE639AAA.svg"/>
  <manifest:file-entry manifest:media-type="image/png" manifest:full-path="Pictures/10000000000000E1000000E1823431E8.png"/>
  <manifest:file-entry manifest:media-type="image/png" manifest:full-path="Pictures/10000201000000EF000000F215A65A45.png"/>
  <manifest:file-entry manifest:media-type="image/png" manifest:full-path="Pictures/1000020100000130000001398BB8A953.png"/>
  <manifest:file-entry manifest:media-type="image/svg+xml" manifest:full-path="Pictures/100006C300001F6B0000204D122E6793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1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5cm" fo:min-width="0cm"/>
    </style:style>
    <style:style style:name="pr1" style:family="presentation" style:parent-style-name="Default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text-properties fo:color="#0000cc" fo:font-weight="bold" style:font-weight-asian="bold" style:font-weight-complex="bold"/>
    </style:style>
    <style:style style:name="P4" style:family="paragraph">
      <style:text-properties fo:color="#0000cc" fo:font-size="40pt" fo:font-weight="bold" style:font-size-asian="40pt" style:font-weight-asian="bold" style:font-size-complex="40pt" style:font-weight-complex="bold"/>
    </style:style>
    <style:style style:name="P5" style:family="paragraph">
      <style:text-properties fo:color="#0000cc" fo:font-size="40pt" fo:font-weight="bold" style:font-weight-asian="bold" style:font-weight-complex="bold"/>
    </style:style>
    <style:style style:name="P6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421) translate (19.0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1.5707963267946) translate (18.842cm 10.724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skewX (-8.6183046912403E-017) rotate (1.03340945010565) translate (6.604cm 5.353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2.07275301966807) translate (8.817cm 15.748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5.424cm" svg:height="4.178cm" svg:x="2.704cm" svg:y="13.20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2" draw:layer="layout" svg:width="4.014cm" svg:height="4.064cm" svg:x="3.302cm" svg:y="1.016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2.601cm" svg:y="7.013cm">
          <draw:text-box>
            <text:p text:style-name="P3"><text:span text:style-name="T1">Memory</text:span></text:p>
          </draw:text-box>
        </draw:frame>
        <draw:frame draw:style-name="gr2" draw:text-style-name="P4" draw:layer="layout" svg:width="6.241cm" svg:height="3.401cm" svg:x="3.556cm" svg:y="13.871cm">
          <draw:text-box>
            <text:p text:style-name="P3"><text:span text:style-name="T1">Us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421) translate (19.0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1.5707963267946) translate (18.842cm 10.724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skewX (-8.6183046912403E-017) rotate (1.03340945010565) translate (6.604cm 5.353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2.07275301966807) translate (8.817cm 15.748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5.424cm" svg:height="4.178cm" svg:x="2.704cm" svg:y="13.20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2" draw:layer="layout" svg:width="4.014cm" svg:height="4.064cm" svg:x="3.302cm" svg:y="1.016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2.601cm" svg:y="7.013cm">
          <draw:text-box>
            <text:p text:style-name="P3"><text:span text:style-name="T1">Memory</text:span></text:p>
          </draw:text-box>
        </draw:frame>
        <draw:frame draw:style-name="gr2" draw:text-style-name="P4" draw:layer="layout" svg:width="6.241cm" svg:height="3.401cm" svg:x="3.556cm" svg:y="13.871cm">
          <draw:text-box>
            <text:p text:style-name="P3"><text:span text:style-name="T1">User</text:span></text:p>
          </draw:text-box>
        </draw:frame>
        <draw:custom-shape draw:style-name="gr4" draw:text-style-name="P2" draw:layer="layout" svg:width="12.446cm" svg:height="7.62cm" svg:x="1.016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421) translate (19.0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1.5707963267946) translate (18.842cm 10.724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skewX (-8.6183046912403E-017) rotate (1.03340945010565) translate (6.604cm 5.353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2.07275301966807) translate (8.817cm 15.748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5.424cm" svg:height="4.178cm" svg:x="2.704cm" svg:y="13.20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2" draw:layer="layout" svg:width="4.014cm" svg:height="4.064cm" svg:x="3.302cm" svg:y="1.016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2.601cm" svg:y="7.013cm">
          <draw:text-box>
            <text:p text:style-name="P3"><text:span text:style-name="T1">Memory</text:span></text:p>
          </draw:text-box>
        </draw:frame>
        <draw:frame draw:style-name="gr2" draw:text-style-name="P4" draw:layer="layout" svg:width="6.241cm" svg:height="3.401cm" svg:x="3.556cm" svg:y="13.871cm">
          <draw:text-box>
            <text:p text:style-name="P3"><text:span text:style-name="T1">User</text:span></text:p>
          </draw:text-box>
        </draw:frame>
        <draw:custom-shape draw:style-name="gr4" draw:text-style-name="P2" draw:layer="layout" svg:width="12.446cm" svg:height="7.62cm" svg:x="1.016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421) translate (19.0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1.5707963267946) translate (18.842cm 10.724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skewX (-8.6183046912403E-017) rotate (1.03340945010565) translate (6.604cm 5.353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2.07275301966807) translate (8.817cm 15.748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5.424cm" svg:height="4.178cm" svg:x="2.704cm" svg:y="13.20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2" draw:layer="layout" svg:width="4.014cm" svg:height="4.064cm" svg:x="3.302cm" svg:y="1.016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2.601cm" svg:y="7.013cm">
          <draw:text-box>
            <text:p text:style-name="P3"><text:span text:style-name="T1">Memory</text:span></text:p>
          </draw:text-box>
        </draw:frame>
        <draw:frame draw:style-name="gr2" draw:text-style-name="P4" draw:layer="layout" svg:width="6.241cm" svg:height="3.401cm" svg:x="3.556cm" svg:y="13.871cm">
          <draw:text-box>
            <text:p text:style-name="P3"><text:span text:style-name="T1">User</text:span></text:p>
          </draw:text-box>
        </draw:frame>
        <draw:custom-shape draw:style-name="gr4" draw:text-style-name="P2" draw:layer="layout" svg:width="12.446cm" svg:height="7.62cm" svg:x="1.016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421) translate (19.0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1.5707963267946) translate (18.842cm 10.724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skewX (-8.6183046912403E-017) rotate (1.03340945010565) translate (6.604cm 5.353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2.07275301966807) translate (8.817cm 15.748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5.424cm" svg:height="4.178cm" svg:x="2.704cm" svg:y="13.20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2" draw:layer="layout" svg:width="4.014cm" svg:height="4.064cm" svg:x="3.302cm" svg:y="1.016cm">
          <draw:image xlink:href="Pictures/10000201000000EF000000F215A65A45.pn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2.601cm" svg:y="7.013cm">
          <draw:text-box>
            <text:p text:style-name="P3"><text:span text:style-name="T1">Memory</text:span></text:p>
          </draw:text-box>
        </draw:frame>
        <draw:frame draw:style-name="gr2" draw:text-style-name="P4" draw:layer="layout" svg:width="6.241cm" svg:height="3.401cm" svg:x="3.556cm" svg:y="13.871cm">
          <draw:text-box>
            <text:p text:style-name="P3"><text:span text:style-name="T1">User</text:span></text:p>
          </draw:text-box>
        </draw:frame>
        <draw:custom-shape draw:style-name="gr4" draw:text-style-name="P2" draw:layer="layout" svg:width="12.446cm" svg:height="7.62cm" svg:x="1.016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421) translate (19.0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1.5707963267946) translate (18.842cm 10.724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2.07275301966807) translate (8.817cm 15.748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5.424cm" svg:height="4.178cm" svg:x="2.704cm" svg:y="13.20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2.601cm" svg:y="7.013cm">
          <draw:text-box>
            <text:p text:style-name="P5"><text:span text:style-name="T1">Memory</text:span></text:p>
          </draw:text-box>
        </draw:frame>
        <draw:frame draw:style-name="gr2" draw:text-style-name="P4" draw:layer="layout" svg:width="6.241cm" svg:height="3.401cm" svg:x="3.556cm" svg:y="13.871cm">
          <draw:text-box>
            <text:p text:style-name="P5"><text:span text:style-name="T1">Us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421) translate (19.0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1.5707963267946) translate (18.842cm 10.724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2.07275301966807) translate (8.817cm 15.748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5.424cm" svg:height="4.178cm" svg:x="2.704cm" svg:y="13.208cm">
          <draw:image xlink:href="Pictures/10000201000001B9000001213FB27A05.pn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2.601cm" svg:y="7.013cm">
          <draw:text-box>
            <text:p text:style-name="P5"><text:span text:style-name="T1">Memory</text:span></text:p>
          </draw:text-box>
        </draw:frame>
        <draw:frame draw:style-name="gr2" draw:text-style-name="P4" draw:layer="layout" svg:width="6.241cm" svg:height="3.401cm" svg:x="3.556cm" svg:y="13.871cm">
          <draw:text-box>
            <text:p text:style-name="P5"><text:span text:style-name="T1">Us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421) translate (19.0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1.5707963267946) translate (18.842cm 10.724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1.95302343298129) translate (7.631cm 14.467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2.601cm" svg:y="7.013cm">
          <draw:text-box>
            <text:p text:style-name="P5"><text:span text:style-name="T1">Memory</text:span></text:p>
          </draw:text-box>
        </draw:frame>
        <draw:g>
          <draw:frame draw:style-name="gr1" draw:text-style-name="P2" draw:layer="layout" svg:width="5.424cm" svg:height="4.178cm" svg:x="1.942cm" svg:y="11.684cm">
            <draw:image xlink:href="Pictures/10000201000001B9000001213FB27A05.png" xlink:type="simple" xlink:show="embed" xlink:actuate="onLoad">
              <text:p/>
            </draw:image>
          </draw:frame>
          <draw:frame draw:style-name="gr5" draw:text-style-name="P4" draw:layer="layout" svg:width="3.81cm" svg:height="2.385cm" svg:x="2.794cm" svg:y="12.347cm">
            <draw:text-box>
              <text:p text:style-name="P5"><text:span text:style-name="T1">User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421) translate (19.0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1.5707963267946) translate (18.842cm 10.724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1.78215569921107) translate (6.653cm 12.7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2.601cm" svg:y="7.013cm">
          <draw:text-box>
            <text:p text:style-name="P5"><text:span text:style-name="T1">Memory</text:span></text:p>
          </draw:text-box>
        </draw:frame>
        <draw:g>
          <draw:frame draw:style-name="gr1" draw:text-style-name="P2" draw:layer="layout" svg:width="5.424cm" svg:height="4.178cm" svg:x="0.926cm" svg:y="9.284cm">
            <draw:image xlink:href="Pictures/10000201000001B9000001213FB27A05.png" xlink:type="simple" xlink:show="embed" xlink:actuate="onLoad">
              <text:p/>
            </draw:image>
          </draw:frame>
          <draw:frame draw:style-name="gr5" draw:text-style-name="P4" draw:layer="layout" svg:width="3.81cm" svg:height="2.385cm" svg:x="1.778cm" svg:y="9.947cm">
            <draw:text-box>
              <text:p text:style-name="P5"><text:span text:style-name="T1">User</text:span></text:p>
            </draw:text-box>
          </draw:frame>
        </draw:g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name="Subtitle 2" presentation:style-name="pr1" draw:text-style-name="P1" draw:layer="layout" svg:width="25.399cm" svg:height="4.598cm" svg:x="6.097cm" svg:y="8.89cm" presentation:class="subtitle" presentation:user-transformed="true">
          <draw:text-box>
            <text:p/>
          </draw:text-box>
        </draw:frame>
        <draw:frame draw:style-name="gr1" draw:text-style-name="P2" draw:layer="layout" svg:width="7.477cm" svg:height="7.478cm" draw:transform="rotate (-1.56503674026421) translate (19.0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1.5707963267946) translate (18.842cm 10.724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2.601cm" svg:y="7.013cm">
          <draw:text-box>
            <text:p text:style-name="P5"><text:span text:style-name="T1">Memory</text:span></text:p>
          </draw:text-box>
        </draw:frame>
        <draw:g>
          <draw:frame draw:style-name="gr1" draw:text-style-name="P2" draw:layer="layout" svg:width="5.424cm" svg:height="4.178cm" svg:x="1.016cm" svg:y="6.744cm">
            <draw:image xlink:href="Pictures/10000201000001B9000001213FB27A05.png" xlink:type="simple" xlink:show="embed" xlink:actuate="onLoad">
              <text:p/>
            </draw:image>
          </draw:frame>
          <draw:frame draw:style-name="gr5" draw:text-style-name="P4" draw:layer="layout" svg:width="3.81cm" svg:height="2.385cm" svg:x="1.868cm" svg:y="7.407cm">
            <draw:text-box>
              <text:p text:style-name="P5"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6) translate (6.097cm 10.47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2" draw:layer="layout" svg:width="7.477cm" svg:height="7.478cm" draw:transform="rotate (-1.56503674026421) translate (19.0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1.5707963267946) translate (18.842cm 10.724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2.601cm" svg:y="7.013cm">
          <draw:text-box>
            <text:p text:style-name="P5"><text:span text:style-name="T1">Memory</text:span></text:p>
          </draw:text-box>
        </draw:frame>
        <draw:g>
          <draw:frame draw:style-name="gr1" draw:text-style-name="P2" draw:layer="layout" svg:width="5.424cm" svg:height="4.178cm" svg:x="1.016cm" svg:y="6.744cm">
            <draw:image xlink:href="Pictures/10000201000001B9000001213FB27A05.png" xlink:type="simple" xlink:show="embed" xlink:actuate="onLoad">
              <text:p/>
            </draw:image>
          </draw:frame>
          <draw:frame draw:style-name="gr5" draw:text-style-name="P4" draw:layer="layout" svg:width="3.81cm" svg:height="2.385cm" svg:x="1.868cm" svg:y="7.407cm">
            <draw:text-box>
              <text:p text:style-name="P5"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6) translate (6.097cm 10.47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custom-shape draw:style-name="gr4" draw:text-style-name="P2" draw:layer="layout" svg:width="5.842cm" svg:height="5.588cm" svg:x="18.842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1" draw:text-style-name="P2" draw:layer="layout" svg:width="7.477cm" svg:height="7.478cm" draw:transform="rotate (-1.56503674026421) translate (19.0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1.5707963267946) translate (18.842cm 10.724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2.601cm" svg:y="7.013cm">
          <draw:text-box>
            <text:p text:style-name="P5"><text:span text:style-name="T1">Memory</text:span></text:p>
          </draw:text-box>
        </draw:frame>
        <draw:g>
          <draw:frame draw:style-name="gr1" draw:text-style-name="P2" draw:layer="layout" svg:width="5.424cm" svg:height="4.178cm" svg:x="1.016cm" svg:y="6.744cm">
            <draw:image xlink:href="Pictures/10000201000001B9000001213FB27A05.png" xlink:type="simple" xlink:show="embed" xlink:actuate="onLoad">
              <text:p/>
            </draw:image>
          </draw:frame>
          <draw:frame draw:style-name="gr5" draw:text-style-name="P4" draw:layer="layout" svg:width="3.81cm" svg:height="2.385cm" svg:x="1.868cm" svg:y="7.407cm">
            <draw:text-box>
              <text:p text:style-name="P5"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6) translate (6.097cm 10.47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custom-shape draw:style-name="gr4" draw:text-style-name="P2" draw:layer="layout" svg:width="5.842cm" svg:height="5.588cm" svg:x="18.842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2" draw:layer="layout" svg:width="7.477cm" svg:height="7.478cm" draw:transform="rotate (-1.56503674026421) translate (19.0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1.5707963267946) translate (18.842cm 10.724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2.601cm" svg:y="7.013cm">
          <draw:text-box>
            <text:p text:style-name="P5"><text:span text:style-name="T1">Memory</text:span></text:p>
          </draw:text-box>
        </draw:frame>
        <draw:g>
          <draw:frame draw:style-name="gr1" draw:text-style-name="P2" draw:layer="layout" svg:width="5.424cm" svg:height="4.178cm" svg:x="1.016cm" svg:y="6.744cm">
            <draw:image xlink:href="Pictures/10000201000001B9000001213FB27A05.png" xlink:type="simple" xlink:show="embed" xlink:actuate="onLoad">
              <text:p/>
            </draw:image>
          </draw:frame>
          <draw:frame draw:style-name="gr5" draw:text-style-name="P4" draw:layer="layout" svg:width="3.81cm" svg:height="2.385cm" svg:x="1.868cm" svg:y="7.407cm">
            <draw:text-box>
              <text:p text:style-name="P5"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6) translate (6.097cm 10.47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custom-shape draw:style-name="gr4" draw:text-style-name="P2" draw:layer="layout" svg:width="5.842cm" svg:height="5.588cm" svg:x="18.842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1" draw:text-style-name="P2" draw:layer="layout" svg:width="7.477cm" svg:height="7.478cm" draw:transform="rotate (-1.56503674026421) translate (19.0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1.5707963267946) translate (18.842cm 10.724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2.601cm" svg:y="7.013cm">
          <draw:text-box>
            <text:p text:style-name="P5"><text:span text:style-name="T1">Memory</text:span></text:p>
          </draw:text-box>
        </draw:frame>
        <draw:g>
          <draw:frame draw:style-name="gr1" draw:text-style-name="P2" draw:layer="layout" svg:width="5.424cm" svg:height="4.178cm" svg:x="1.016cm" svg:y="6.744cm">
            <draw:image xlink:href="Pictures/10000201000001B9000001213FB27A05.png" xlink:type="simple" xlink:show="embed" xlink:actuate="onLoad">
              <text:p/>
            </draw:image>
          </draw:frame>
          <draw:frame draw:style-name="gr5" draw:text-style-name="P4" draw:layer="layout" svg:width="3.81cm" svg:height="2.385cm" svg:x="1.868cm" svg:y="7.407cm">
            <draw:text-box>
              <text:p text:style-name="P5"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6) translate (6.097cm 10.47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custom-shape draw:style-name="gr4" draw:text-style-name="P2" draw:layer="layout" svg:width="5.842cm" svg:height="5.588cm" svg:x="18.842cm" svg:y="5.8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2" draw:layer="layout" svg:width="7.477cm" svg:height="7.478cm" draw:transform="rotate (-1.56503674026421) translate (19.0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2.601cm" svg:y="7.013cm">
          <draw:text-box>
            <text:p text:style-name="P5"><text:span text:style-name="T1">Memory</text:span></text:p>
          </draw:text-box>
        </draw:frame>
        <draw:g>
          <draw:frame draw:style-name="gr1" draw:text-style-name="P2" draw:layer="layout" svg:width="5.424cm" svg:height="4.178cm" svg:x="1.016cm" svg:y="6.744cm">
            <draw:image xlink:href="Pictures/10000201000001B9000001213FB27A05.png" xlink:type="simple" xlink:show="embed" xlink:actuate="onLoad">
              <text:p/>
            </draw:image>
          </draw:frame>
          <draw:frame draw:style-name="gr5" draw:text-style-name="P4" draw:layer="layout" svg:width="3.81cm" svg:height="2.385cm" svg:x="1.868cm" svg:y="7.407cm">
            <draw:text-box>
              <text:p text:style-name="P5"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6) translate (6.097cm 10.47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1" draw:text-style-name="P2" draw:layer="layout" svg:width="7.477cm" svg:height="7.478cm" draw:transform="rotate (-1.56503674026421) translate (19.4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3.001cm" svg:y="7.013cm">
          <draw:text-box>
            <text:p text:style-name="P5"><text:span text:style-name="T1">Memory</text:span></text:p>
          </draw:text-box>
        </draw:frame>
        <draw:g>
          <draw:frame draw:style-name="gr1" draw:text-style-name="P2" draw:layer="layout" svg:width="5.424cm" svg:height="4.178cm" svg:x="1.416cm" svg:y="6.744cm">
            <draw:image xlink:href="Pictures/10000201000001B9000001213FB27A05.png" xlink:type="simple" xlink:show="embed" xlink:actuate="onLoad">
              <text:p/>
            </draw:image>
          </draw:frame>
          <draw:frame draw:style-name="gr5" draw:text-style-name="P4" draw:layer="layout" svg:width="3.81cm" svg:height="2.385cm" svg:x="2.268cm" svg:y="7.407cm">
            <draw:text-box>
              <text:p text:style-name="P5"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6) translate (6.497cm 10.47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2" draw:layer="layout" svg:width="7.477cm" svg:height="7.478cm" draw:transform="rotate (-1.56503674026421) translate (19.9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3.501cm" svg:y="7.013cm">
          <draw:text-box>
            <text:p text:style-name="P5"><text:span text:style-name="T1">Memory</text:span></text:p>
          </draw:text-box>
        </draw:frame>
        <draw:g>
          <draw:frame draw:style-name="gr1" draw:text-style-name="P2" draw:layer="layout" svg:width="5.424cm" svg:height="4.178cm" svg:x="1.916cm" svg:y="6.744cm">
            <draw:image xlink:href="Pictures/10000201000001B9000001213FB27A05.png" xlink:type="simple" xlink:show="embed" xlink:actuate="onLoad">
              <text:p/>
            </draw:image>
          </draw:frame>
          <draw:frame draw:style-name="gr5" draw:text-style-name="P4" draw:layer="layout" svg:width="3.81cm" svg:height="2.385cm" svg:x="2.768cm" svg:y="7.407cm">
            <draw:text-box>
              <text:p text:style-name="P5"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6) translate (6.997cm 10.47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1" draw:text-style-name="P2" draw:layer="layout" svg:width="7.477cm" svg:height="7.478cm" draw:transform="rotate (-1.56503674026421) translate (20.9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4.501cm" svg:y="7.013cm">
          <draw:text-box>
            <text:p text:style-name="P5"><text:span text:style-name="T1">Memory</text:span></text:p>
          </draw:text-box>
        </draw:frame>
        <draw:g>
          <draw:frame draw:style-name="gr1" draw:text-style-name="P2" draw:layer="layout" svg:width="5.424cm" svg:height="4.178cm" svg:x="2.916cm" svg:y="6.744cm">
            <draw:image xlink:href="Pictures/10000201000001B9000001213FB27A05.png" xlink:type="simple" xlink:show="embed" xlink:actuate="onLoad">
              <text:p/>
            </draw:image>
          </draw:frame>
          <draw:frame draw:style-name="gr5" draw:text-style-name="P4" draw:layer="layout" svg:width="3.81cm" svg:height="2.385cm" svg:x="3.768cm" svg:y="7.407cm">
            <draw:text-box>
              <text:p text:style-name="P5"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6) translate (7.997cm 10.47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2" draw:layer="layout" svg:width="7.477cm" svg:height="7.478cm" draw:transform="rotate (-1.56503674026421) translate (22.1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5.952cm" svg:height="5.952cm" svg:x="25.036cm" svg:y="5.588cm">
          <draw:image xlink:href="Pictures/10000000000000E1000000E1823431E8.png" xlink:type="simple" xlink:show="embed" xlink:actuate="onLoad">
            <text:p/>
          </draw:image>
        </draw:frame>
        <draw:frame draw:style-name="gr2" draw:text-style-name="P4" draw:layer="layout" svg:width="6.241cm" svg:height="3.401cm" svg:x="15.701cm" svg:y="7.013cm">
          <draw:text-box>
            <text:p text:style-name="P5"><text:span text:style-name="T1">Memory</text:span></text:p>
          </draw:text-box>
        </draw:frame>
        <draw:g>
          <draw:frame draw:style-name="gr1" draw:text-style-name="P2" draw:layer="layout" svg:width="5.424cm" svg:height="4.178cm" svg:x="4.116cm" svg:y="6.744cm">
            <draw:image xlink:href="Pictures/10000201000001B9000001213FB27A05.png" xlink:type="simple" xlink:show="embed" xlink:actuate="onLoad">
              <text:p/>
            </draw:image>
          </draw:frame>
          <draw:frame draw:style-name="gr5" draw:text-style-name="P4" draw:layer="layout" svg:width="3.81cm" svg:height="2.385cm" svg:x="4.968cm" svg:y="7.407cm">
            <draw:text-box>
              <text:p text:style-name="P5"><text:span text:style-name="T1">User</text:span></text:p>
            </draw:text-box>
          </draw:frame>
        </draw:g>
        <draw:frame draw:style-name="gr1" draw:text-style-name="P2" draw:layer="layout" svg:width="3.866cm" svg:height="5.588cm" draw:transform="rotate (1.5707963267946) translate (9.197cm 10.47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1" draw:text-style-name="P2" draw:layer="layout" svg:width="5.952cm" svg:height="5.952cm" svg:x="23.936cm" svg:y="5.588cm">
          <draw:image xlink:href="Pictures/10000000000000E1000000E1823431E8.png" xlink:type="simple" xlink:show="embed" xlink:actuate="onLoad">
            <text:p/>
          </draw:image>
        </draw:frame>
        <draw:frame draw:style-name="gr1" draw:text-style-name="P2" draw:layer="layout" svg:width="7.477cm" svg:height="7.478cm" draw:transform="rotate (-1.56503674026421) translate (24.847cm 4.742cm)">
          <draw:image xlink:href="Pictures/100002010000011B0000011B8A05607B.png" xlink:type="simple" xlink:show="embed" xlink:actuate="onLoad"/>
          <draw:image xlink:href="Pictures/1000114700001D3600001D37FE639AAA.svg" xlink:type="simple" xlink:show="embed" xlink:actuate="onLoad">
            <text:p/>
          </draw:image>
        </draw:frame>
        <draw:frame draw:style-name="gr1" draw:text-style-name="P2" draw:layer="layout" svg:width="3.866cm" svg:height="5.588cm" draw:transform="rotate (1.54915424406987) translate (11.538cm 10.293cm)">
          <draw:image xlink:href="Pictures/1000020100000130000001398BB8A953.png" xlink:type="simple" xlink:show="embed" xlink:actuate="onLoad"/>
          <draw:image xlink:href="Pictures/100006C300001F6B0000204D122E6793.svg" xlink:type="simple" xlink:show="embed" xlink:actuate="onLoad">
            <text:p/>
          </draw:image>
        </draw:frame>
        <draw:frame draw:style-name="gr1" draw:text-style-name="P2" draw:layer="layout" svg:width="5.424cm" svg:height="4.178cm" svg:x="6.26cm" svg:y="6.49cm">
          <draw:image xlink:href="Pictures/10000201000001B9000001213FB27A05.png" xlink:type="simple" xlink:show="embed" xlink:actuate="onLoad">
            <text:p/>
          </draw:image>
        </draw:frame>
        <draw:frame draw:style-name="gr2" draw:text-style-name="P4" draw:layer="layout" svg:width="6.241cm" svg:height="3.401cm" svg:x="18.143cm" svg:y="7.112cm">
          <draw:text-box>
            <text:p text:style-name="P3"><text:span text:style-name="T1">Netmory</text:span></text:p>
          </draw:text-box>
        </draw:frame>
        <draw:frame draw:style-name="gr2" draw:text-style-name="P4" draw:layer="layout" svg:width="6.241cm" svg:height="3.401cm" svg:x="7.112cm" svg:y="7.112cm">
          <draw:text-box>
            <text:p text:style-name="P3"><text:span text:style-name="T1">User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808080" draw:marker-start-width="0.2cm" draw:marker-start-center="false" draw:marker-end-width="0.2cm" draw:marker-end-center="false" draw:fill="solid" draw:fill-color="#9900ff" draw:opacity="7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2" draw:fill="none" draw:fill-gradient-name="Gradient_20_7" draw:fill-hatch-name="Hatch_20_1" draw:fill-image-name="Bitmape_20_1" draw:opacity="100%" draw:shadow="hidden" draw:shadow-offset-x="0.203cm" draw:shadow-offset-y="0.203cm" draw:shadow-opacity="10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color="#000000" style:text-outline="false" style:text-line-through-style="none" fo:font-family="Calibri" fo:font-size="2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n" style:country-asian="US" style:font-style-asian="normal" style:font-weight-asian="normal" style:font-family-complex="Ari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0%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0%" fo:text-align="start" style:punctuation-wrap="hanging" style:writing-mode="lr-tb"/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style:font-family-generic="swiss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color="#000000" style:text-line-through-style="none" fo:font-family="arial" style:font-family-generic="swiss" fo:font-size="3pt" fo:letter-spacing="normal" fo:font-style="normal" style:text-underline-style="none" fo:font-weight="normal" style:font-size-asian="3pt" style:font-style-asian="normal" style:font-weight-asian="normal" style:font-size-complex="3pt" style:font-style-complex="normal" style:font-weight-complex="normal"/>
    </style:style>
    <style:style style:name="MT4" style:family="text">
      <style:text-properties fo:color="#000000" style:text-line-through-style="none" fo:font-family="'Calibri Light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5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name="fc" draw:style-name="Mgr3" draw:text-style-name="MP4" draw:layer="backgroundobjects" svg:width="33.866cm" svg:height="0.674cm" svg:x="0cm" svg:y="18.323cm">
        <text:p text:style-name="MP3"><text:span text:style-name="MT2">---</text:span><text:span text:style-name="MT3">.</text:span></text:p>
        <draw:enhanced-geometry svg:viewBox="0 0 21600 21600" draw:type="rectangle" draw:enhanced-path="M 0 0 L 21600 0 21600 21600 0 21600 0 0 Z N"/>
      </draw:custom-shape>
      <draw:frame draw:name="Title 1" presentation:style-name="Mpr1" draw:text-style-name="MP4" draw:layer="backgroundobjects" svg:width="25.399cm" svg:height="6.631cm" svg:x="4.233cm" svg:y="3.118cm" presentation:class="title" presentation:user-transformed="true">
        <draw:text-box>
          <text:p text:style-name="MP5"><text:span text:style-name="MT4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7.619cm" svg:height="1.013cm" svg:x="2.328cm" svg:y="17.657cm" presentation:class="date-time" presentation:user-transformed="true">
        <draw:text-box>
          <text:p text:style-name="MP6"><text:span text:style-name="MT5"><text:date style:data-style-name="D1" text:date-value="2018-05-18">5/18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6"><text:span text:style-name="MT5"><text:page-number>&lt;number&gt;</text:page-number></text:span></text:p>
        </draw:text-box>
      </draw:frame>
      <draw:custom-shape draw:name="fc" draw:style-name="Mgr3" draw:text-style-name="MP4" draw:layer="backgroundobjects" svg:width="33.866cm" svg:height="0.801cm" svg:x="0cm" svg:y="18.323cm">
        <text:p text:style-name="MP3"><text:span text:style-name="MT2">...</text:span></text:p>
        <text:p text:style-name="MP3"><text:span text:style-name="MT3">.</text:span></text:p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date>2018-05-18T18:10:30.79</dc:date>
    <dc:creator>Mikhael Lerman</dc:creator>
    <meta:editing-duration>PT1H35M33S</meta:editing-duration>
    <meta:editing-cycles>32</meta:editing-cycles>
    <meta:document-statistic meta:object-count="237"/>
  </office:meta>
</office:document-meta>
</file>